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750" officeooo:paragraph-rsid="0003b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stanak je poceo 10.4.2016 u 12:00 a završio se 2 sata kasnije u <text:s/>10.4.2016 u 14:00 u Beogradu.</text:p>
      <text:p text:style-name="P1">Prisustvovali su svi članovi tima: Stefan Azarić, Mihailo Petrić, Smiljan Đurić I Nenad Vučković.</text:p>
      <text:p text:style-name="P1"/>
      <text:p text:style-name="P1">Glavna tema sastanka je bila diskutovanje o SSU dokumentaciji druge ekipse pod vodstvom kolege Jovana Šuberića gde smo utvrdili pojedine, kako veće tako i manje, greške u procesu izrade projekta, kao i zavodjenje tih greša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3:59:56.309074340</meta:creation-date>
    <dc:date>2016-04-10T14:08:39.251099993</dc:date>
    <meta:editing-duration>P0D</meta:editing-duration>
    <meta:editing-cycles>1</meta:editing-cycles>
    <meta:document-statistic meta:table-count="0" meta:image-count="0" meta:object-count="0" meta:page-count="1" meta:paragraph-count="3" meta:word-count="67" meta:character-count="418" meta:non-whitespace-character-count="353"/>
    <meta:generator>LibreOffice/4.2.8.2$Linux_X86_64 LibreOffice_project/420m0$Build-2</meta:generator>
  </office:meta>
</office:document-meta>
</file>